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en should you use the emphasis element over the idiomatic text element?</text:p>
      <text:p text:style-name="Text_20_body">These elements are very closely related to the concepts of presentational and semantic HTML. The idiomatic text element, <text:span text:style-name="Source_20_Text">i</text:span>, was originally used for presentational purposes to display the text in italics. But now, it is frequently used for highlighting alternative voice or mood, idiomatic terms from another language, technical terms, and thoughts.</text:p>
      <text:p text:style-name="Text_20_body">Here is example from the official HTML spec, using the <text:span text:style-name="Source_20_Text">i</text:span> element to show an idiomatic phrase in French:</text:p>
      <text:p text:style-name="P1"><text:span text:style-name="Source_20_Text">&lt;p&gt;There is a certain &lt;i lang="fr"&gt;je ne sais quoi&lt;/i&gt; in the air.&lt;/p&gt;</text:span></text:p>
      <text:p text:style-name="Text_20_body">The <text:span text:style-name="Source_20_Text">lang</text:span> attribute inside the open <text:span text:style-name="Source_20_Text">&lt;i&gt;</text:span> tag is used to specify the language of the content. In this case, the language would be French. The <text:span text:style-name="Source_20_Text">i</text:span> element does not indicate if the text is important or not, it only shows that it's somehow different from the surrounding text.</text:p>
      <text:p text:style-name="Text_20_body">If you do need to emphasize the importance of the text, you can use a similar semantic element called the emphasis element, <text:span text:style-name="Source_20_Text">em</text:span>. This is usually recommended if you need to provide more context. You should use this element for parts of the text that require a special emphasis compared to surrounding text. It's usually limited to only a few words, because it can alter the meaning of the sentence.</text:p>
      <text:p text:style-name="Text_20_body">This is an example of the emphasis element within a paragraph:</text:p>
      <text:p text:style-name="Preformatted_20_Text"><text:span text:style-name="Source_20_Text">&lt;p&gt;</text:span></text:p>
      <text:p text:style-name="Preformatted_20_Text"><text:span text:style-name="Source_20_Text"><text:s text:c="2"/>Never give up on &lt;em&gt;your&lt;/em&gt; dreams.</text:span></text:p>
      <text:p text:style-name="P1"><text:span text:style-name="Source_20_Text">&lt;/p&gt;</text:span></text:p>
      <text:p text:style-name="Text_20_body">You can see the sentence <text:span text:style-name="Source_20_Text">Never give up on your dreams</text:span>. Notice that the word <text:span text:style-name="Source_20_Text">your</text:span> will be emphasized, because it's inside this element. In the browser you would see the word <text:span text:style-name="Source_20_Text">your</text:span> is italicized to tell readers that this is an important word in the sentence.</text:p>
      <text:p text:style-name="Text_20_body">Even if it looks the same when the text was inside the idiomatic text element, the semantic emphasis element conveys its meaning and importance behind the scenes.</text:p>
      <text:p text:style-name="Text_20_body">It's important to know that these elements should not be used for presentational purposes only. If you need to display the text in italics, but the text doesn't have a special purpose, style, or meaning in the paragraph, you should use CSS instead.</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7T14:41:01.213000000</meta:creation-date>
    <dc:date>2025-03-17T14:41:15.955000000</dc:date>
    <meta:editing-duration>PT15S</meta:editing-duration>
    <meta:editing-cycles>1</meta:editing-cycles>
    <meta:document-statistic meta:table-count="0" meta:image-count="0" meta:object-count="0" meta:page-count="1" meta:paragraph-count="13" meta:word-count="350" meta:character-count="2032" meta:non-whitespace-character-count="1693"/>
    <meta:generator>LibreOffice/7.3.4.2$Windows_X86_64 LibreOffice_project/728fec16bd5f605073805c3c9e7c4212a0120dc5</meta:generator>
  </office:meta>
</office:document-meta>
</file>